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odels/Fallbacks/duck.png" manifest:media-type=""/>
  <manifest:file-entry manifest:full-path="Models/duck/duck0VS.glsl" manifest:media-type="application/vnd.sun.star.media"/>
  <manifest:file-entry manifest:full-path="Models/duck/duck.bin" manifest:media-type="application/vnd.sun.star.media"/>
  <manifest:file-entry manifest:full-path="Models/duck/duck.json" manifest:media-type="application/vnd.sun.star.media"/>
  <manifest:file-entry manifest:full-path="Models/duck/duckCM.png" manifest:media-type="application/vnd.sun.star.media"/>
  <manifest:file-entry manifest:full-path="Models/duck/duck0FS.glsl" manifest:media-type="application/vnd.sun.star.media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svg:width="25.4cm" svg:height="14.986cm" svg:x="1.27cm" svg:y="4.826cm">
          <draw:image xlink:href="Models/Fallbacks/duck.png" xlink:type="simple" xlink:show="embed" xlink:actuate="onLoad" draw:mime-type="image/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2:33:49.970027083</meta:creation-date>
    <dc:date>2014-07-09T12:43:39.906488268</dc:date>
    <meta:editing-duration>PT5M30S</meta:editing-duration>
    <meta:editing-cycles>2</meta:editing-cycles>
    <meta:generator>LibreOfficeDev/4.4.0.0.alpha0$Linux_x86 LibreOffice_project/8ea270213ba95544011fc3a79cc33f0511f6c62e</meta:generator>
    <meta:document-statistic meta:object-count="25"/>
  </office:meta>
</office:document-meta>
</file>